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70000033250ABE6567F9646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cm" svg:height="12.04cm" svg:x="0.448cm" svg:y="0.003cm">
          <draw:image xlink:href="Pictures/10000000000003B70000033250ABE6567F9646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4T16:48:38.353000000</dc:date>
    <meta:editing-duration>PT4M46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